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istentialism</text:p>
      <text:p text:style-name="P1"/>
      <text:p text:style-name="P1">As noted elsewhere, my Christian Pentecostal friends may regard the use of even the word ...philosophy as a sign of my infidelity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5T13:37:46.05</meta:creation-date>
    <meta:document-statistic meta:table-count="0" meta:image-count="0" meta:object-count="0" meta:page-count="1" meta:paragraph-count="3" meta:word-count="23" meta:character-count="145"/>
    <dc:date>2024-11-05T14:41:45.38</dc:date>
    <meta:editing-duration>PT37M15S</meta:editing-duration>
    <meta:editing-cycles>1</meta:editing-cycles>
    <meta:generator>OpenOffice/4.1.15$Win32 OpenOffice.org_project/4115m2$Build-9813</meta:generator>
  </office:meta>
</office:document-meta>
</file>